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19c0" officeooo:paragraph-rsid="002d19c0"/>
    </style:style>
    <style:style style:name="P2" style:family="paragraph" style:parent-style-name="Text_20_body">
      <style:text-properties officeooo:rsid="002f55b6" officeooo:paragraph-rsid="002f55b6"/>
    </style:style>
    <style:style style:name="P3" style:family="paragraph" style:parent-style-name="Heading_20_1" style:master-page-name="Right_20_Page">
      <style:paragraph-properties style:page-number="auto"/>
      <style:text-properties officeooo:rsid="002f55b6" officeooo:paragraph-rsid="002f55b6"/>
    </style:style>
    <style:style style:name="P4" style:family="paragraph" style:parent-style-name="Heading_20_3">
      <style:paragraph-properties fo:margin-top="0.199cm" fo:margin-bottom="0.199cm" loext:contextual-spacing="false"/>
    </style:style>
    <style:style style:name="P5" style:family="paragraph" style:parent-style-name="Heading_20_3">
      <style:paragraph-properties fo:margin-top="0.101cm" fo:margin-bottom="0.101cm" loext:contextual-spacing="false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paragraph-rsid="002f55b6"/>
    </style:style>
    <style:style style:name="P7" style:family="paragraph" style:parent-style-name="Heading_20_3">
      <style:paragraph-properties fo:margin-top="0.101cm" fo:margin-bottom="0.25cm" loext:contextual-spacing="false"/>
      <style:text-properties officeooo:rsid="002f55b6" officeooo:paragraph-rsid="002f55b6"/>
    </style:style>
    <style:style style:name="T1" style:family="text">
      <style:text-properties officeooo:rsid="002c5807"/>
    </style:style>
    <style:style style:name="T2" style:family="text">
      <style:text-properties officeooo:rsid="002f55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More Than Words</text:h>
      <text:p text:style-name="Heading_20_2">(<text:span text:style-name="T2">Extreme</text:span>)</text:p>
      <text:p text:style-name="P7">[Intro]</text:p>
      <text:p text:style-name="P2">G Cadd9 Am7 C C D G</text:p>
      <text:p text:style-name="P5">[VERSE 1]</text:p>
      <text:p text:style-name="P2">G <text:s text:c="9"/>Cadd9</text:p>
      <text:p text:style-name="P2">Saying I love you is</text:p>
      <text:p text:style-name="P2">Am7 <text:s text:c="12"/>C <text:s text:c="6"/>D <text:s text:c="8"/>G</text:p>
      <text:p text:style-name="P2">not the words I want to hear from you</text:p>
      <text:p text:style-name="P2">G <text:s text:c="14"/>Cadd9</text:p>
      <text:p text:style-name="P2">It's not that I want you</text:p>
      <text:p text:style-name="P2">Am7 <text:s text:c="11"/>C <text:s text:c="5"/>D <text:s text:c="3"/>Em</text:p>
      <text:p text:style-name="P2">not to say but if you only knew</text:p>
      <text:p text:style-name="P2">Bm7 <text:s text:c="2"/>Am7</text:p>
      <text:p text:style-name="P2">Ho-ow ea-sy</text:p>
      <text:p text:style-name="P2">D <text:s text:c="13"/>G <text:s text:c="6"/>D <text:s text:c="6"/>Em</text:p>
      <text:p text:style-name="P2">It would be to show me how you feel</text:p>
      <text:p text:style-name="P2">Bm7 <text:s text:c="6"/>Am7 <text:s text:c="6"/>D7 <text:s text:c="13"/>G7</text:p>
      <text:p text:style-name="P2">More than words <text:s/>is all you have to do </text:p>
      <text:p text:style-name="P2">G7 <text:s text:c="10"/>C</text:p>
      <text:p text:style-name="P2">To make it real</text:p>
      <text:p text:style-name="P2">C <text:s text:c="8"/>Cm <text:s text:c="13"/>G</text:p>
      <text:p text:style-name="P2">Then you wouldn't have to say</text:p>
      <text:p text:style-name="P2"><text:s text:c="10"/>Em7</text:p>
      <text:p text:style-name="P2">That you love me</text:p>
      <text:p text:style-name="P2"><text:s text:c="7"/>Am7 <text:s text:c="6"/>D7 <text:s text:c="3"/>G</text:p>
      <text:p text:style-name="P2">‘Cause I'd <text:s text:c="2"/>all-ready know</text:p>
      <text:p text:style-name="P6">[CHORUS]</text:p>
      <text:p text:style-name="P2">G <text:s text:c="15"/>D <text:s text:c="6"/>Em <text:s text:c="7"/>Bm <text:s text:c="5"/>C</text:p>
      <text:p text:style-name="P2">What would you do if my heart was torn in two</text:p>
      <text:p text:style-name="P2">C <text:s text:c="19"/>G <text:s text:c="6"/>Am7 </text:p>
      <text:p text:style-name="P2">More than words to show you feel </text:p>
      <text:p text:style-name="P2"><text:s text:c="12"/>D7 <text:s text:c="15"/>G</text:p>
      <text:p text:style-name="P2">that your love for me is real</text:p>
      <text:p text:style-name="P2">G <text:s text:c="18"/>D <text:s text:c="4"/>Em7 <text:s text:c="7"/>Bm7 <text:s text:c="3"/>C</text:p>
      <text:p text:style-name="P2">What would you say if I took those words away?</text:p>
      <text:p text:style-name="P2"><text:soft-page-break/>C <text:s text:c="20"/>G <text:s text:c="7"/>Am7</text:p>
      <text:p text:style-name="P2">Then you couldn't make things new</text:p>
      <text:p text:style-name="P2"><text:s text:c="9"/>D7 <text:s text:c="12"/>G</text:p>
      <text:p text:style-name="P2">Just by saying I love you</text:p>
      <text:p text:style-name="P5">[INTERLUDE]</text:p>
      <text:p text:style-name="P2">G Cadd9 Am7 C C D G</text:p>
      <text:p text:style-name="P2">G Cadd9 Am7 C C D G</text:p>
      <text:p text:style-name="P4">[VERSE 2]</text:p>
      <text:p text:style-name="P2">G <text:s text:c="9"/>Cadd9</text:p>
      <text:p text:style-name="P2">Now that I've tried to </text:p>
      <text:p text:style-name="P2">Am7 <text:s text:c="12"/>C <text:s text:c="6"/>D <text:s text:c="8"/>G</text:p>
      <text:p text:style-name="P2">Talk to you and make you understand</text:p>
      <text:p text:style-name="P2">G <text:s text:c="15"/>Cadd9</text:p>
      <text:p text:style-name="P2">All that you have to do is</text:p>
      <text:p text:style-name="P2">Am7 <text:s text:c="11"/>C <text:s text:c="14"/>D <text:s text:c="9"/>Em</text:p>
      <text:p text:style-name="P2">Close your eyes and just reach out your hands</text:p>
      <text:p text:style-name="P2">Bm7 <text:s text:c="2"/>Am7</text:p>
      <text:p text:style-name="P2">And touch me</text:p>
      <text:p text:style-name="P2">D <text:s text:c="17"/>G <text:s text:c="5"/>D <text:s text:c="4"/>Em</text:p>
      <text:p text:style-name="P2">Hold me close don't ever let me go</text:p>
      <text:p text:style-name="P2">Bm7 <text:s text:c="5"/>Am7</text:p>
      <text:p text:style-name="P2">More than words</text:p>
      <text:p text:style-name="P2">D7 <text:s text:c="11"/>G7 <text:s text:c="13"/>C</text:p>
      <text:p text:style-name="P2">Is all I ever needed you to show</text:p>
      <text:p text:style-name="P2">C <text:s text:c="7"/>Cm <text:s text:c="18"/>G</text:p>
      <text:p text:style-name="P2">Then you wouldn't have to say</text:p>
      <text:p text:style-name="P2"><text:s text:c="10"/>Em7</text:p>
      <text:p text:style-name="P2">That you love me</text:p>
      <text:p text:style-name="P2"><text:s text:c="7"/>Am7 <text:s text:c="6"/>D7 <text:s text:c="3"/>G</text:p>
      <text:p text:style-name="P2">‘Cause I'd <text:s text:c="2"/>all-ready know</text:p>
      <text:p text:style-name="Heading_20_3">[CHORUS]</text:p>
      <text:p text:style-name="P2">G <text:s text:c="15"/>D <text:s text:c="6"/>Em <text:s text:c="7"/>Bm <text:s text:c="5"/>C</text:p>
      <text:p text:style-name="P2">What would you do if my heart was torn in two</text:p>
      <text:p text:style-name="P2">C <text:s text:c="19"/>G <text:s text:c="6"/>Am7 </text:p>
      <text:p text:style-name="P2">More than words to show you feel </text:p>
      <text:p text:style-name="P2"><text:s text:c="12"/>D7 <text:s text:c="15"/>G</text:p>
      <text:p text:style-name="P2">that your love for me is real</text:p>
      <text:p text:style-name="P2"><text:soft-page-break/>G <text:s text:c="18"/>D <text:s text:c="4"/>Em7 <text:s text:c="7"/>Bm7 <text:s text:c="3"/>C</text:p>
      <text:p text:style-name="P2">What would you say if I took those words away?</text:p>
      <text:p text:style-name="P2">C <text:s text:c="20"/>G <text:s text:c="7"/>Am7</text:p>
      <text:p text:style-name="P2">Then you couldn't make things new</text:p>
      <text:p text:style-name="P2"><text:s text:c="9"/>D7 <text:s text:c="12"/>G</text:p>
      <text:p text:style-name="P2">Just by saying I love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4M7S</meta:editing-duration>
    <meta:editing-cycles>33</meta:editing-cycles>
    <meta:generator>LibreOffice/5.3.6.1$MacOSX_X86_64 LibreOffice_project/686f202eff87ef707079aeb7f485847613344eb7</meta:generator>
    <dc:title>Lyrics + Chords</dc:title>
    <dc:date>2017-11-03T13:56:49.262568000</dc:date>
    <meta:print-date>2017-04-03T12:23:29.985893000</meta:print-date>
    <meta:document-statistic meta:table-count="0" meta:image-count="0" meta:object-count="0" meta:page-count="3" meta:paragraph-count="79" meta:word-count="358" meta:character-count="2087" meta:non-whitespace-character-count="109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